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d480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15d480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5d480" style:font-name-asian="Arial1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15d480" fo:background-color="#ef413d" style:font-name-asian="Arial1" style:font-name-complex="Arial1"/>
    </style:style>
    <style:style style:name="P5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15d480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ore Java: Part </text:span><text:span text:style-name="T2">6</text:span></text:p>
      <text:p text:style-name="P2"><text:bookmark text:name="_5ycr0ngsot5l"/></text:p>
      <text:p text:style-name="P2"><text:bookmark text:name="_isv6qfak44qp"/>1.When is the Float object, created in line 3, eligible for garbage collection?</text:p>
      <text:p text:style-name="P2"><text:bookmark text:name="_sy5fc7b4iidw"/>public Object m()</text:p>
      <text:p text:style-name="P2"><text:bookmark text:name="_zhxz7kyz6oq4"/>{</text:p>
      <text:p text:style-name="P2"><text:bookmark text:name="_r8e0c89ate2s"/>Object o = new Float(3.14F)</text:p>
      <text:p text:style-name="P2"><text:bookmark text:name="_68sitxocar0e"/>Object [] oa = new Object[l]/* Line 5 */</text:p>
      <text:p text:style-name="P2"><text:bookmark text:name="_el2ycs6w86o2"/>oa[0] = o /* Line 6 */</text:p>
      <text:p text:style-name="P2"><text:bookmark text:name="_ivu8mn2peogl"/>o = null /* Line 7*/</text:p>
      <text:p text:style-name="P2"><text:bookmark text:name="_5frigzesilr5"/>oa[0] = null /* Line 8 */</text:p>
      <text:p text:style-name="P2"><text:bookmark text:name="_xmy0xszgzjiw"/>return o /* Line 9 */</text:p>
      <text:p text:style-name="P2"><text:bookmark text:name="_bsdqcmh8s7jc"/>}</text:p>
      <text:p text:style-name="P3"><text:bookmark text:name="_ca1w27j0bfc"/>A) just after line 5</text:p>
      <text:p text:style-name="P3"><text:bookmark text:name="_7xlbj1orp1mf"/>B) just after line 6</text:p>
      <text:p text:style-name="P3"><text:bookmark text:name="_pph2vhb2qncr"/>C) just after line 7</text:p>
      <text:p text:style-name="P4"><text:bookmark text:name="_owg1iyhyngxu"/>D) just after line 8</text:p>
      <text:p text:style-name="P3"><text:bookmark text:name="_g9t77cxgi1h6"/>E) just after line 9</text:p>
      <text:p text:style-name="P3"><text:bookmark text:name="_41kvvqob0ywl"/></text:p>
      <text:p text:style-name="P3"><text:bookmark text:name="_eokzy8exyy93"/></text:p>
      <text:p text:style-name="P2"><text:bookmark text:name="_naxdrxfq58b"/></text:p>
      <text:p text:style-name="P2"><text:bookmark text:name="_3pbiogyifufv"/></text:p>
      <text:p text:style-name="P2"><text:bookmark text:name="_tbi26ln8i7hb"/>2.Determine output</text:p>
      <text:p text:style-name="P2"><text:bookmark text:name="_n8wx4dkcm1q3"/><text:soft-page-break/>int[] x = {5,6,7,8,9};</text:p>
      <text:p text:style-name="P2"><text:bookmark text:name="_jgs9xix222of"/>int[] y = x;</text:p>
      <text:p text:style-name="P2"><text:bookmark text:name="_l25s0asp1xe0"/>y[2] = 10;</text:p>
      <text:p text:style-name="P2"><text:bookmark text:name="_4tqsg4pjy7xn"/>What is the value of x[2]?</text:p>
      <text:p text:style-name="P3"><text:bookmark text:name="_3cxzst8zzpcv"/>A) 6</text:p>
      <text:p text:style-name="P3"><text:bookmark text:name="_ym1ufytw7fdd"/>B) 7</text:p>
      <text:p text:style-name="P3"><text:bookmark text:name="_f79fwcaqnkeg"/>C) 8</text:p>
      <text:p text:style-name="P4"><text:bookmark text:name="_36ek09hplihn"/>D) 10</text:p>
      <text:p text:style-name="P3"><text:bookmark text:name="_9t3gswkku4wi"/>E) 0</text:p>
      <text:p text:style-name="P3"><text:bookmark text:name="_o0vt2s1s27xx"/></text:p>
      <text:p text:style-name="P3"><text:bookmark text:name="_iquw7zfkoosd"/></text:p>
      <text:p text:style-name="P2"><text:bookmark text:name="_ftezy1sp6qs"/>3.Given the following declarations, which of the assignments given in the options below would</text:p>
      <text:p text:style-name="P2"><text:bookmark text:name="_nalffbfxyhie"/>compile. Select the two correct answers.</text:p>
      <text:p text:style-name="P2"><text:bookmark text:name="_b6tawq2ukafd"/>int i = 5;</text:p>
      <text:p text:style-name="P2"><text:bookmark text:name="_szn8mjfixe1g"/>boolean t = true;</text:p>
      <text:p text:style-name="P2"><text:bookmark text:name="_buyn11t4erys"/>float f = 2.3F;</text:p>
      <text:p text:style-name="P2"><text:bookmark text:name="_ne5ihf3uso0t"/>double d = 2.3;</text:p>
      <text:p text:style-name="P2"><text:bookmark text:name="_qf7chex3iq44"/>A. t = (boolean) i;</text:p>
      <text:p text:style-name="P2"><text:bookmark text:name="_48cp81o0vrfm"/>B. f = d;</text:p>
      <text:p text:style-name="P2"><text:bookmark text:name="_oehrs3y9dpmz"/>C. d = i;</text:p>
      <text:p text:style-name="P2"><text:bookmark text:name="_83ghwcl1a7xg"/>D. i = 5;</text:p>
      <text:p text:style-name="P2"><text:bookmark text:name="_mgbdv7o095r8"/>E. f = 2.8;</text:p>
      <text:p text:style-name="P3"><text:bookmark text:name="_isezqsfc47gb"/><text:soft-page-break/>A) A,B,C</text:p>
      <text:p text:style-name="P3"><text:bookmark text:name="_vhktqe81vmjc"/>B) B,C</text:p>
      <text:p text:style-name="P3"><text:bookmark text:name="_ycoma8wl1om0"/>C) C,D</text:p>
      <text:p text:style-name="P3"><text:bookmark text:name="_r1fnkwyeql9r"/>D) C,D,E</text:p>
      <text:p text:style-name="P3"><text:bookmark text:name="_dh0mg4vn14ea"/>E) A,D,E</text:p>
      <text:p text:style-name="P3"><text:bookmark text:name="_amrxxci5b3bz"/></text:p>
      <text:p text:style-name="P3"><text:bookmark text:name="_1bszuljvx1p3"/></text:p>
      <text:p text:style-name="P2"><text:bookmark text:name="_2c3vqiooz6wq"/>4.How will you save the above java program?</text:p>
      <text:p text:style-name="P2"><text:bookmark text:name="_v0w5ttl5r30p"/>import App;</text:p>
      <text:p text:style-name="P2"><text:bookmark text:name="_33vulq4lbl8w"/>public class MyApp{</text:p>
      <text:p text:style-name="P2"><text:bookmark text:name="_e5xfvyj0thkh"/>public static void main(String[] args){//code here;</text:p>
      <text:p text:style-name="P2"><text:bookmark text:name="_huak5s3j29kf"/>}</text:p>
      <text:p text:style-name="P2"><text:bookmark text:name="_piurblyskhwr"/>}</text:p>
      <text:p text:style-name="P3"><text:bookmark text:name="_pluia2l8st2c"/>A) App.java</text:p>
      <text:p text:style-name="P3"><text:bookmark text:name="_saswet4ahdbn"/>B) App.class</text:p>
      <text:p text:style-name="P4"><text:bookmark text:name="_z0x0ieftrecv"/>C) MyApp.java</text:p>
      <text:p text:style-name="P3"><text:bookmark text:name="_pfbcue9y9v99"/>D) MyApp.class</text:p>
      <text:p text:style-name="P3"><text:bookmark text:name="_g2ju8r9vgfbp"/></text:p>
      <text:p text:style-name="P2"><text:bookmark text:name="_tq8rmhsjba1v"/>5.What is the output of the below code:</text:p>
      <text:p text:style-name="P2"><text:bookmark text:name="_j0h565yk2c02"/>class Test {</text:p>
      <text:p text:style-name="P2"><text:bookmark text:name="_ywsghg9dhupq"/>public static void main(String args[]) {</text:p>
      <text:p text:style-name="P2"><text:bookmark text:name="_2gi34meqk4p3"/>int array[] = new int [5];</text:p>
      <text:p text:style-name="P2"><text:bookmark text:name="_v54j1gd8gq3u"/><text:soft-page-break/>for (int i = 5; i &gt; 0; i--)</text:p>
      <text:p text:style-name="P2"><text:bookmark text:name="_51ryw4on322d"/>array[5 - i] = i;</text:p>
      <text:p text:style-name="P2"><text:bookmark text:name="_6zmteg2chlyk"/>Arrays.sort(array);</text:p>
      <text:p text:style-name="P2"><text:bookmark text:name="_nemfslvep3tx"/>System.out.print(Arrays.binarySearch(array, 4));</text:p>
      <text:p text:style-name="P2"><text:bookmark text:name="_ffqnyy7689q9"/>}</text:p>
      <text:p text:style-name="P2"><text:bookmark text:name="_xczryrlim6xz"/>}</text:p>
      <text:p text:style-name="P3"><text:bookmark text:name="_gggtluytgijs"/>A) 1</text:p>
      <text:p text:style-name="P3"><text:bookmark text:name="_n7oq1gz41tnj"/>B) 1</text:p>
      <text:p text:style-name="P3"><text:bookmark text:name="_o7x9mzdqx5u7"/>C) 2</text:p>
      <text:p text:style-name="P4"><text:bookmark text:name="_xpwhxdt56yf1"/>D) 3</text:p>
      <text:p text:style-name="P3"><text:bookmark text:name="_2j6y27mdsbam"/></text:p>
      <text:p text:style-name="P3"><text:bookmark text:name="_129s8gdo2wtn"/></text:p>
      <text:p text:style-name="P2"><text:bookmark text:name="_17717arpum02"/>6.What is the output of the below code:</text:p>
      <text:p text:style-name="P2"><text:bookmark text:name="_qnaj1sj6yq9e"/>public class Test {</text:p>
      <text:p text:style-name="P2"><text:bookmark text:name="_vguognu2dnpr"/>public static void main(String... args) {</text:p>
      <text:p text:style-name="P2"><text:bookmark text:name="_m4r8eye104pp"/>double d=2D+2d+2.+2l+2L+2f+2F+2.f+2.D;</text:p>
      <text:p text:style-name="P2"><text:bookmark text:name="_jw1dm5x77cn0"/>System.out.println(d);</text:p>
      <text:p text:style-name="P2"><text:bookmark text:name="_jogzdep6mdd4"/>}</text:p>
      <text:p text:style-name="P2"><text:bookmark text:name="_jylrnsuyix3u"/>}</text:p>
      <text:p text:style-name="P4"><text:bookmark text:name="_1gkeclivsw4i"/>A) 18</text:p>
      <text:p text:style-name="P3"><text:bookmark text:name="_itw06yoggsow"/>B) 9</text:p>
      <text:p text:style-name="P3"><text:bookmark text:name="_avyr9i5lkppl"/>C) 9.0</text:p>
      <text:p text:style-name="P3"><text:bookmark text:name="_72mppn9fn1r5"/><text:soft-page-break/>D) 18.0</text:p>
      <text:p text:style-name="P3"><text:bookmark text:name="_o69qnbd1noej"/>E) Run time exception</text:p>
      <text:p text:style-name="P3"><text:bookmark text:name="_1kgl50ij1s1b"/>F) Compiler error</text:p>
      <text:p text:style-name="P3"><text:bookmark text:name="_plzpu4ec6dux"/></text:p>
      <text:p text:style-name="P3"><text:bookmark text:name="_vzoi30s1y0xm"/></text:p>
      <text:p text:style-name="P2"><text:bookmark text:name="_ersx7f4n4d2p"/>7.What is the output of the below code:</text:p>
      <text:p text:style-name="P2"><text:bookmark text:name="_sw9x0kp4424b"/>class Test{</text:p>
      <text:p text:style-name="P2"><text:bookmark text:name="_zoal93eemad"/>public static void main(String[] args) {</text:p>
      <text:p text:style-name="P2"><text:bookmark text:name="_3b8p9zia6qnn"/>try {</text:p>
      <text:p text:style-name="P2"><text:bookmark text:name="_o60lvpmij0q8"/>int[] array = {1,2,3,4,5};</text:p>
      <text:p text:style-name="P2"><text:bookmark text:name="_3bxa0bs5b43z"/>for (int i = 0; i &lt; 7; ++i) {</text:p>
      <text:p text:style-name="P2"><text:bookmark text:name="_gxzazb3gs4ev"/>System.out.print(array[i]);</text:p>
      <text:p text:style-name="P2"><text:bookmark text:name="_rkpd23xst0ia"/>}</text:p>
      <text:p text:style-name="P2"><text:bookmark text:name="_akeweeu1l6s8"/>} catch (ArrayIndexOutOfBoundsException e) {</text:p>
      <text:p text:style-name="P2"><text:bookmark text:name="_45yk51y5e767"/>System.out.print("0");}</text:p>
      <text:p text:style-name="P2"><text:bookmark text:name="_cxgwui59z3oy"/>}</text:p>
      <text:p text:style-name="P2"><text:bookmark text:name="_liv0gvmswdeu"/>}</text:p>
      <text:p text:style-name="P3"><text:bookmark text:name="_8kmwvxejhhce"/>A) 12345</text:p>
      <text:p text:style-name="P3"><text:bookmark text:name="_hsvzu28mehih"/>B) 123450</text:p>
      <text:p text:style-name="P3"><text:bookmark text:name="_qw2844vcmav"/>C) 12345</text:p>
      <text:p text:style-name="P4"><text:bookmark text:name="_ww5oaci32e2b"/>ArrayIndexOutOfBoundException</text:p>
      <text:p text:style-name="P3"><text:bookmark text:name="_hs5jpsr09jy7"/>D) Compilation fails</text:p>
      <text:p text:style-name="P3"><text:bookmark text:name="_c2zojn5tvba4"/><text:soft-page-break/></text:p>
      <text:p text:style-name="P3"><text:bookmark text:name="_bejt2oog1v4i"/></text:p>
      <text:p text:style-name="P2"><text:bookmark text:name="_9iwzy1vg55ln"/>8.What is the output of the below code:</text:p>
      <text:p text:style-name="P2"><text:bookmark text:name="_roj7vig5v6pa"/>class X{</text:p>
      <text:p text:style-name="P2"><text:bookmark text:name="_z0tgvkd0uuqy"/>int a;</text:p>
      <text:p text:style-name="P2"><text:bookmark text:name="_7vul46o1w9iv"/>static int a;</text:p>
      <text:p text:style-name="P2"><text:bookmark text:name="_otfnq0wi2gwa"/>int Add(){</text:p>
      <text:p text:style-name="P2"><text:bookmark text:name="_dz196rzef632"/>return a;</text:p>
      <text:p text:style-name="P2"><text:bookmark text:name="_jleyk5gsrz6b"/>}</text:p>
      <text:p text:style-name="P2"><text:bookmark text:name="_icffkf2bf576"/>}</text:p>
      <text:p text:style-name="P3"><text:bookmark text:name="_eq92ipgfuqcz"/>A) 0</text:p>
      <text:p text:style-name="P3"><text:bookmark text:name="_gn50gkv1eae9"/>B) No Ouput</text:p>
      <text:p text:style-name="P3"><text:bookmark text:name="_4l5xtik88knk"/>C) Compilation fails</text:p>
      <text:p text:style-name="P4"><text:bookmark text:name="_debsj3kpq3kr"/>D) Run time error</text:p>
      <text:p text:style-name="P3"><text:bookmark text:name="_gc4cdw8jmzo3"/></text:p>
      <text:p text:style-name="P3"><text:bookmark text:name="_zbs0epdufkgd"/></text:p>
      <text:p text:style-name="P2"><text:bookmark text:name="_j8kghsi1igde"/>9.What is the output of the below code:</text:p>
      <text:p text:style-name="P2"><text:bookmark text:name="_d4lhgpi7r4bk"/>int[] array = {0,1,2,3};</text:p>
      <text:p text:style-name="P2"><text:bookmark text:name="_ki58s1eh1x1j"/>array.clear(2);</text:p>
      <text:p text:style-name="P2"><text:bookmark text:name="_ijinpd8wnb6a"/>System.out.println(array);</text:p>
      <text:p text:style-name="P4"><text:bookmark text:name="_nhegszrd300j"/>A) {0,1,3}</text:p>
      <text:p text:style-name="P3"><text:bookmark text:name="_ncbz97hmv5rh"/>B) {2,3}</text:p>
      <text:p text:style-name="P3"><text:bookmark text:name="_cx1mr99dmkke"/><text:soft-page-break/>C) {0,1}</text:p>
      <text:p text:style-name="P3"><text:bookmark text:name="_eemxdyou273c"/>D) Compilation Fails</text:p>
      <text:p text:style-name="P3"><text:bookmark text:name="_cr63f6nxrqp"/></text:p>
      <text:p text:style-name="P3"><text:bookmark text:name="_ewcg1of37h4k"/></text:p>
      <text:p text:style-name="P2"><text:bookmark text:name="_uh08ogdrunsk"/>10.Write the valid code to get the month?</text:p>
      <text:p text:style-name="P2"><text:bookmark text:name="_fgy0bswr7km7"/>public class Test {</text:p>
      <text:p text:style-name="P2"><text:bookmark text:name="_900m64hvagur"/>public static void main(String[] args) {</text:p>
      <text:p text:style-name="P2"><text:bookmark text:name="_sv4qgfe3uwga"/>Calendar calendar = new GregorianCalendar();</text:p>
      <text:p text:style-name="P2"><text:bookmark text:name="_2vqmou3igxw7"/>//insert code here</text:p>
      <text:p text:style-name="P2"><text:bookmark text:name="_of8qbmm8q12u"/>System.out.println(month);</text:p>
      <text:p text:style-name="P2"><text:bookmark text:name="_cv2el1mejbq"/>}</text:p>
      <text:p text:style-name="P2"><text:bookmark text:name="_nzxd967qdca7"/>}</text:p>
      <text:p text:style-name="P3"><text:bookmark text:name="_c6c377p0bkmj"/>A) int month = calendar.get(Calendar.DAY_OF_MONTH);</text:p>
      <text:p text:style-name="P4"><text:bookmark text:name="_459k3lw40uk1"/>B) int month = calendar.get(Calendar.MONTH);</text:p>
      <text:p text:style-name="P3"><text:bookmark text:name="_fhsrqi3l42um"/>C) int month = calendar.get(MONTH);</text:p>
      <text:p text:style-name="P3"><text:bookmark text:name="_k0zymxnn9ma"/>D) int month = calendar.get(MONTH);</text:p>
      <text:p text:style-name="P2"><text:bookmark text:name="_sm7t1mwnqpj8"/></text:p>
      <text:p text:style-name="P2"><text:bookmark text:name="_34stvcee76u2"/>11.What is the outputof the below code:</text:p>
      <text:p text:style-name="P2"><text:bookmark text:name="_735opkiqcle7"/>package com.manipal.demo;</text:p>
      <text:p text:style-name="P2"><text:bookmark text:name="_rh3nv1d5ys4g"/>public class DemoProgram {</text:p>
      <text:p text:style-name="P2"><text:bookmark text:name="_2ksgola6u5tm"/>public static void main(String[] args) {</text:p>
      <text:p text:style-name="P2"><text:bookmark text:name="_9p2p5tpnc47f"/>Class cls = DemoProgram.class;</text:p>
      <text:p text:style-name="P2"><text:bookmark text:name="_m6jpnhfj2o53"/><text:soft-page-break/>System.out.println(cls.getName());</text:p>
      <text:p text:style-name="P2"><text:bookmark text:name="_hk8bqp4z30el"/>}</text:p>
      <text:p text:style-name="P2"><text:bookmark text:name="_iu96bz3ghj2w"/>}</text:p>
      <text:p text:style-name="P3"><text:bookmark text:name="_ew3d3f82n3qu"/>A) DemoProgram</text:p>
      <text:p text:style-name="P4"><text:bookmark text:name="_62mgzphsg5f2"/>B) com.manipal.demo.DemoProgram</text:p>
      <text:p text:style-name="P3"><text:bookmark text:name="_rete9sy64f"/>C) Compilation fails</text:p>
      <text:p text:style-name="P3"><text:bookmark text:name="_fijo9czbzrzf"/>D) runtime error</text:p>
      <text:p text:style-name="P3"><text:bookmark text:name="_f86gdytsi91n"/></text:p>
      <text:p text:style-name="P3"><text:bookmark text:name="_o6gna9rwogu9"/></text:p>
      <text:p text:style-name="P2"><text:bookmark text:name="_z5zxqrykjuo5"/>12.What is the output of the below code:</text:p>
      <text:p text:style-name="P2"><text:bookmark text:name="_uqa3hi15mz83"/>public class DemoProgram {</text:p>
      <text:p text:style-name="P2"><text:bookmark text:name="_qr51pm9onhbm"/>public static void main(String[] args) {</text:p>
      <text:p text:style-name="P2"><text:bookmark text:name="_fd0tg4m6o40b"/>double x = 60984.123;</text:p>
      <text:p text:style-name="P2"><text:bookmark text:name="_vw5817ddvb39"/>double y = -497.99;</text:p>
      <text:p text:style-name="P2"><text:bookmark text:name="_nmsxcgxvif9d"/>System.out.println(Math.floor(x)+" "+Math.floor(y)+" "+Math.floor(0));</text:p>
      <text:p text:style-name="P2"><text:bookmark text:name="_mpi0oy3esblc"/>}</text:p>
      <text:p text:style-name="P2"><text:bookmark text:name="_gq0rb0c127yh"/>}</text:p>
      <text:p text:style-name="P3"><text:bookmark text:name="_vq48qdrtokn9"/>A) 60984.2 -498.0 0.1</text:p>
      <text:p text:style-name="P3"><text:bookmark text:name="_hoimcsh0ho36"/>B) 60984.2 -498.1 0.0</text:p>
      <text:p text:style-name="P3"><text:bookmark text:name="_cfij6r50vchk"/>C) 60984.0 -498.0 0.0</text:p>
      <text:p text:style-name="P4"><text:bookmark text:name="_2jwccwo5w0vb"/>D) 60984.0 -498.0 0.0</text:p>
      <text:p text:style-name="P3"><text:bookmark text:name="_di8qaqg97akl"/>E) Compilation fails</text:p>
      <text:p text:style-name="P3"><text:bookmark text:name="_kdosrpqaxn2c"/><text:soft-page-break/></text:p>
      <text:p text:style-name="P3"><text:bookmark text:name="_gq7jean7kixy"/></text:p>
      <text:p text:style-name="P2"><text:bookmark text:name="_6lsj44gf9gib"/>13.Whats is the output of the below code:</text:p>
      <text:p text:style-name="P2"><text:bookmark text:name="_of72fqgsynuo"/>package com.manipal.demo;</text:p>
      <text:p text:style-name="P2"><text:bookmark text:name="_ee2udtded8xt"/>public class DemoProgram {</text:p>
      <text:p text:style-name="P2"><text:bookmark text:name="_pfsifj7nftpb"/>public static void main(String[] args) {</text:p>
      <text:p text:style-name="P2"><text:bookmark text:name="_essmc5bqlkvq"/>DemoProgram demo = new DemoProgram();</text:p>
      <text:p text:style-name="P2"><text:bookmark text:name="_m3mmamq7qidk"/>System.out.println(demo.getClass());</text:p>
      <text:p text:style-name="P2"><text:bookmark text:name="_wffkmtdpg7uw"/>}</text:p>
      <text:p text:style-name="P2"><text:bookmark text:name="_7zdh71q7qm1k"/>}</text:p>
      <text:p text:style-name="P4"><text:bookmark text:name="_vr2q3i66rlor"/>A) com.manipal.demo.DemoProgram</text:p>
      <text:p text:style-name="P3"><text:bookmark text:name="_omtvgmlbfgfv"/>B) class DemoProgram</text:p>
      <text:p text:style-name="P3"><text:bookmark text:name="_hw8vo77obb2p"/>C) DemoProgram</text:p>
      <text:p text:style-name="P3"><text:bookmark text:name="_4c4sbbii86s2"/>D) class com.manipal.demo.DemoProgram</text:p>
      <text:p text:style-name="P3"><text:bookmark text:name="_m9grurtgty6z"/></text:p>
      <text:p text:style-name="P3"><text:bookmark text:name="_qevdaes6vkxc"/></text:p>
      <text:p text:style-name="P2"><text:bookmark text:name="_17jn1pmha8r4"/>14.Which statement is valid for the below syntax:</text:p>
      <text:p text:style-name="P2"><text:bookmark text:name="_v04n0qu2a3bu"/>while(i&lt;10 &amp;&amp; i &gt;24){</text:p>
      <text:p text:style-name="P2"><text:bookmark text:name="_98v5bm7sspf7"/>}</text:p>
      <text:p text:style-name="P3"><text:bookmark text:name="_xq3zw6ds4qc7"/>A) while loop never executes always true</text:p>
      <text:p text:style-name="P4"><text:bookmark text:name="_fovj8enqxgzq"/>B) while loop never executes always false</text:p>
      <text:p text:style-name="P3"><text:bookmark text:name="_sfnfmxy7ut7y"/>C) Compilation fails</text:p>
      <text:p text:style-name="P3"><text:bookmark text:name="_mnm3xil0ijb1"/><text:soft-page-break/>D) Exception thrown at run time</text:p>
      <text:p text:style-name="P2"><text:bookmark text:name="_tpli96e77a9c"/></text:p>
      <text:p text:style-name="P2"><text:bookmark text:name="_60ikksmgwzrz"/></text:p>
      <text:p text:style-name="P2"><text:bookmark text:name="_rj9xsgurpvgz"/>15.What is the value and data type for the below code:</text:p>
      <text:p text:style-name="P2"><text:bookmark text:name="_mv59bjhx5b9p"/>2+3*5 = ?</text:p>
      <text:p text:style-name="P4"><text:bookmark text:name="_co35vldocu2v"/>A) 17 int</text:p>
      <text:p text:style-name="P3"><text:bookmark text:name="_a9sn0sxx4eg3"/>B) 25 int</text:p>
      <text:p text:style-name="P3"><text:bookmark text:name="_9hi2v9hw611r"/>C) 17 byte</text:p>
      <text:p text:style-name="P3"><text:bookmark text:name="_7n1hqkybv9vj"/>D) 25 byte</text:p>
      <text:p text:style-name="P3"><text:bookmark text:name="_rbwqz2xmis3q"/></text:p>
      <text:p text:style-name="P3"><text:bookmark text:name="_7ku7u03ezgfm"/></text:p>
      <text:p text:style-name="P2"><text:bookmark text:name="_opwfile409un"/>16.Determine the output</text:p>
      <text:p text:style-name="P2"><text:bookmark text:name="_bsxv99nz7yw3"/>class Base {}</text:p>
      <text:p text:style-name="P2"><text:bookmark text:name="_57t4pv4vn87p"/>class Derived extends Base {</text:p>
      <text:p text:style-name="P2"><text:bookmark text:name="_9152uwxxzw4p"/>public static void main(String args[]){</text:p>
      <text:p text:style-name="P2"><text:bookmark text:name="_pm0zxuoohl36"/>Base a = new Derived();</text:p>
      <text:p text:style-name="P2"><text:bookmark text:name="_yswob0edcixf"/>System.out.println(a instanceof Derived);</text:p>
      <text:p text:style-name="P2"><text:bookmark text:name="_34klf81vbkoz"/>}</text:p>
      <text:p text:style-name="P2"><text:bookmark text:name="_4ehszfeq8ccn"/>}</text:p>
      <text:p text:style-name="P4"><text:bookmark text:name="_ld42dvd9r49f"/>A) true</text:p>
      <text:p text:style-name="P3"><text:bookmark text:name="_ti3v1ppzo98v"/>B) false</text:p>
      <text:p text:style-name="P3"><text:bookmark text:name="_pwrkadihc5kd"/></text:p>
      <text:p text:style-name="P3"><text:bookmark text:name="_3yy1wo39evil"/><text:soft-page-break/></text:p>
      <text:p text:style-name="P2"><text:bookmark text:name="_68yjlpcct834"/>17.Given the declaration</text:p>
      <text:p text:style-name="P2"><text:bookmark text:name="_3exitvoy25n1"/>Circle x = new Circle(), which of the following statement is most accurate.</text:p>
      <text:p text:style-name="P2"><text:bookmark text:name="_qa9wq1pdp3yf"/>A. x contains an int value.</text:p>
      <text:p text:style-name="P2"><text:bookmark text:name="_mnb8t3fcso78"/>B. x contains an object of the Circle type.</text:p>
      <text:p text:style-name="P2"><text:bookmark text:name="_7su2h6wv9mbp"/>C. x contains a reference to a Circle object.</text:p>
      <text:p text:style-name="P2"><text:bookmark text:name="_yunj68v2tog8"/>D. You can assign an int value to x.</text:p>
      <text:p text:style-name="P3"><text:bookmark text:name="_2l286uxbsmil"/>A) A</text:p>
      <text:p text:style-name="P3"><text:bookmark text:name="_7fheso56fhgf"/>B) B</text:p>
      <text:p text:style-name="P4"><text:bookmark text:name="_bzfy61knk9aw"/>C) C</text:p>
      <text:p text:style-name="P3"><text:bookmark text:name="_olw1hos36kuo"/>D) D</text:p>
      <text:p text:style-name="P3"><text:bookmark text:name="_f9a0n6tl65e4"/></text:p>
      <text:p text:style-name="P3"><text:bookmark text:name="_f00ew9359cdc"/></text:p>
      <text:p text:style-name="P2"><text:bookmark text:name="_86cibiyn4r1y"/>18.Given:</text:p>
      <text:p text:style-name="P2"><text:bookmark text:name="_jw29irpkwn5d"/>class Mammal { }</text:p>
      <text:p text:style-name="P2"><text:bookmark text:name="_js02w8cxe9hu"/>class Raccoon extends Mammal {</text:p>
      <text:p text:style-name="P2"><text:bookmark text:name="_ulgpv4idndoa"/>Mammal m = new Mammal();</text:p>
      <text:p text:style-name="P2"><text:bookmark text:name="_3fzv0f3klq4a"/>}</text:p>
      <text:p text:style-name="P2"><text:bookmark text:name="_poztxjgw2jom"/>class BabyRaccoon extends Mammal { }</text:p>
      <text:p text:style-name="P2"><text:bookmark text:name="_q98ltuifk3b3"/>Which four statements are true? (Choose four.)</text:p>
      <text:p text:style-name="P2"><text:bookmark text:name="_n0kq5fele1tj"/>A. Raccoon is-a Mammal.</text:p>
      <text:p text:style-name="P2"><text:bookmark text:name="_k3w143q56lyy"/>B. Raccoon has-a Mammal. C. BabyRaccoon is-a Mammal.</text:p>
      <text:p text:style-name="P2"><text:bookmark text:name="_32epqdjs92vv"/><text:soft-page-break/>D. BabyRaccoon is-a Raccoon.</text:p>
      <text:p text:style-name="P2"><text:bookmark text:name="_55s0n6k276bo"/>E. BabyRaccoon has-a Mammal.</text:p>
      <text:p text:style-name="P2"><text:bookmark text:name="_iqxsjxbfiqpm"/>F. BabyRaccoon is-a BabyRaccoon.</text:p>
      <text:p text:style-name="P3"><text:bookmark text:name="_xt73yxje32z9"/>A) A,B,D,C</text:p>
      <text:p text:style-name="P3"><text:bookmark text:name="_98c24ln0d7kj"/>B) C,D,E,A</text:p>
      <text:p text:style-name="P3"><text:bookmark text:name="_r0vwm2j003rk"/>C) A,D,E,F</text:p>
      <text:p text:style-name="P4"><text:bookmark text:name="_fegnh6f3ufec"/>D) A,B,C,F</text:p>
      <text:p text:style-name="P3"><text:bookmark text:name="_ba4obabg4sz1"/></text:p>
      <text:p text:style-name="P3"><text:bookmark text:name="_b01qdywn5vrt"/></text:p>
      <text:p text:style-name="P2"><text:bookmark text:name="_ft3v65cb0ure"/>19.Given:public interface A{public void m1();}</text:p>
      <text:p text:style-name="P2"><text:bookmark text:name="_39d41t88nnnv"/>class B implements A{}</text:p>
      <text:p text:style-name="P2"><text:bookmark text:name="_v6r9kjsdvqp4"/>class C implements A {public void m1(){}}</text:p>
      <text:p text:style-name="P2"><text:bookmark text:name="_braydjf8d3ii"/>class D implements A{public void m1(int x){}}</text:p>
      <text:p text:style-name="P2"><text:bookmark text:name="_qemge0o3ql4x"/>abstract class E implements A{}</text:p>
      <text:p text:style-name="P2"><text:bookmark text:name="_2d78jh7rjjas"/>abstract class F implements A{public void m1(){}}</text:p>
      <text:p text:style-name="P2"><text:bookmark text:name="_lt7610u7k0i4"/>abstract class G implements A{public void m1(int x){}}</text:p>
      <text:p text:style-name="P2"><text:bookmark text:name="_jbvokwvugo5k"/>What is the result</text:p>
      <text:p text:style-name="P3"><text:bookmark text:name="_nljb5ndwc91w"/>A) compilation succeeds</text:p>
      <text:p text:style-name="P4"><text:bookmark text:name="_1d0188pz6wbt"/>B) Exactly one class does NOT compile</text:p>
      <text:p text:style-name="P3"><text:bookmark text:name="_fpu724it9n76"/>C) Exactly two classes do NOT compile</text:p>
      <text:p text:style-name="P3"><text:bookmark text:name="_m3061iy12knm"/>D) Exactly four classes do NOT compile</text:p>
      <text:p text:style-name="P3"><text:bookmark text:name="_y3ft5swur4lv"/>E) Exactly three classes do NOT compile</text:p>
      <text:p text:style-name="P3"><text:bookmark text:name="_3ibv70j123ac"/><text:soft-page-break/></text:p>
      <text:p text:style-name="P3"><text:bookmark text:name="_yzroonhzmgyi"/></text:p>
      <text:p text:style-name="P2"><text:bookmark text:name="_gu3man4o33nv"/>20.Given:</text:p>
      <text:p text:style-name="P2"><text:bookmark text:name="_upqohmgeh5kl"/>interface Foo { int bar(); }</text:p>
      <text:p text:style-name="P2"><text:bookmark text:name="_l06ls3c63mtl"/>public class Test {</text:p>
      <text:p text:style-name="P2"><text:bookmark text:name="_dag674c7g2w0"/>public static int fubar( Foo foo ) { return foo.bar(); }</text:p>
      <text:p text:style-name="P2"><text:bookmark text:name="_80987i7moluv"/>public void testFoo() {</text:p>
      <text:p text:style-name="P2"><text:bookmark text:name="_6w0iz4nscl9d"/>fubar(/*Insert Code here*/);</text:p>
      <text:p text:style-name="P2"><text:bookmark text:name="_kce48nq5bfju"/>}</text:p>
      <text:p text:style-name="P2"><text:bookmark text:name="_v48301rchie"/>}</text:p>
      <text:p text:style-name="P2"><text:bookmark text:name="_iz4w426pxpoi"/>Which code allows the class Test to compile?</text:p>
      <text:p text:style-name="P2"><text:bookmark text:name="_7oqjcg8ks91h"/>A. Foo { public int bar() { return 1; }</text:p>
      <text:p text:style-name="P2"><text:bookmark text:name="_nrouvyv5xd3d"/>B. new Foo { public int bar() { return 1; }</text:p>
      <text:p text:style-name="P2"><text:bookmark text:name="_6ld1nfkg3wrn"/>C.new Foo() { public int bar() { return 1; }}</text:p>
      <text:p text:style-name="P2"><text:bookmark text:name="_m8inkzpzx8xj"/>D. new class Foo { public int bar() { return 1; }</text:p>
      <text:p text:style-name="P3"><text:bookmark text:name="_8515ni14csxi"/>A) A</text:p>
      <text:p text:style-name="P3"><text:bookmark text:name="_hbvt8126gjno"/>B) B</text:p>
      <text:p text:style-name="P4"><text:bookmark text:name="_6gjicils90lf"/>C) C</text:p>
      <text:p text:style-name="P3"><text:bookmark text:name="_mple5rbln6he"/>D) D</text:p>
      <text:p text:style-name="P3"><text:bookmark text:name="_chitsktx63p3"/></text:p>
      <text:p text:style-name="P3"><text:bookmark text:name="_os6flaome2hy"/></text:p>
      <text:p text:style-name="P2"><text:bookmark text:name="_naw9t4i4f8uh"/>21.</text:p>
      <text:p text:style-name="P2"><text:bookmark text:name="_sj81snsftv98"/><text:soft-page-break/>In Junit @Rule</text:p>
      <text:p text:style-name="P2"><text:bookmark text:name="_n1iziwz04lt5"/>TestName is invoked when ___________</text:p>
      <text:p text:style-name="P3"><text:bookmark text:name="_zj0kijt7ma2"/>A) to mark public fields of a test class</text:p>
      <text:p text:style-name="P3"><text:bookmark text:name="_ot8hxgv0nuos"/>B) test is about to start</text:p>
      <text:p text:style-name="P3"><text:bookmark text:name="_r26h5dkre7hy"/>C) test method is running.</text:p>
      <text:p text:style-name="P4"><text:bookmark text:name="_sbp36tmnpbt1"/>D) All of the above</text:p>
      <text:p text:style-name="P3"><text:bookmark text:name="_83a8zfpiouzw"/></text:p>
      <text:p text:style-name="P3"><text:bookmark text:name="_axem8s7fqxt4"/></text:p>
      <text:p text:style-name="P2"><text:bookmark text:name="_8n1rxqweq74b"/>22.public class ArrayTest {</text:p>
      <text:p text:style-name="P2"><text:bookmark text:name="_1mqsrni2ynxb"/>int[] one; int[] two;</text:p>
      <text:p text:style-name="P2"><text:bookmark text:name="_p6ab43h42uur"/>@Before</text:p>
      <text:p text:style-name="P2"><text:bookmark text:name="_4i8mj54j62dg"/>public void first(){one= new int[]{1,2}; two= new int[]{1,2};}</text:p>
      <text:p text:style-name="P2"><text:bookmark text:name="_7ewqfe7z4zbn"/>@Test</text:p>
      <text:p text:style-name="P2"><text:bookmark text:name="_pi6blwqr3k4x"/>public void test() { assertArrayEquals(one, two);}</text:p>
      <text:p text:style-name="P2"><text:bookmark text:name="_lmdxjnhhw4ii"/>}What is the result of executing the above JUnit Test?</text:p>
      <text:p text:style-name="P3"><text:bookmark text:name="_gc7yb332ai8y"/>A) Test fails as references of both the arrays are not equal</text:p>
      <text:p text:style-name="P4"><text:bookmark text:name="_jutclvf4rhmz"/>B) Test passes</text:p>
      <text:p text:style-name="P3"><text:bookmark text:name="_dq1dhbj6yf7e"/>C) Compilation fails as there is no method assertArrayEquals in Junit</text:p>
      <text:p text:style-name="P3"><text:bookmark text:name="_kbjix17vsr8f"/>D) Runtime exception occurs</text:p>
      <text:p text:style-name="P3"><text:bookmark text:name="_4qlneoep2q6z"/></text:p>
      <text:p text:style-name="P3"><text:bookmark text:name="_k04dcgjzs3py"/></text:p>
      <text:p text:style-name="P2"><text:bookmark text:name="_b8ntvok3wpvq"/>23.</text:p>
      <text:p text:style-name="P2"><text:bookmark text:name="_edzhp5qf8s6u"/><text:soft-page-break/>class Test{</text:p>
      <text:p text:style-name="P2"><text:bookmark text:name="_86wi7o9dsdxb"/>public static void main(String[] args) {</text:p>
      <text:p text:style-name="P2"><text:bookmark text:name="_vuum9pbjvnw"/>int a=6,b=12;</text:p>
      <text:p text:style-name="P2"><text:bookmark text:name="_4i5pbjx654f"/>for(int i=0;i&lt;3;i++){</text:p>
      <text:p text:style-name="P2"><text:bookmark text:name="_uvwxs7k6zagm"/>a++;b--;</text:p>
      <text:p text:style-name="P2"><text:bookmark text:name="_qxruk2sy7j3w"/>if(a&gt;b){</text:p>
      <text:p text:style-name="P2"><text:bookmark text:name="_5lerb95id6hs"/>System.out.println("line of code");</text:p>
      <text:p text:style-name="P2"><text:bookmark text:name="_urc46ltb81xy"/>}</text:p>
      <text:p text:style-name="P2"><text:bookmark text:name="_u5vcx4zamvpn"/>else{</text:p>
      <text:p text:style-name="P2"><text:bookmark text:name="_uw7iti5fos8o"/>System.out.println("else block");</text:p>
      <text:p text:style-name="P2"><text:bookmark text:name="_x8rm5l62v124"/>}</text:p>
      <text:p text:style-name="P2"><text:bookmark text:name="_l2y4z08feem7"/>}</text:p>
      <text:p text:style-name="P2"><text:bookmark text:name="_jfysig8mktbl"/>}</text:p>
      <text:p text:style-name="P2"><text:bookmark text:name="_cdefbo136ahr"/>}</text:p>
      <text:p text:style-name="P2"><text:bookmark text:name="_xpb0pfmwetgv"/>How many times "line of code" will execute ?</text:p>
      <text:p text:style-name="P3"><text:bookmark text:name="_answkkkvgd4w"/>A) 0 times</text:p>
      <text:p text:style-name="P3"><text:bookmark text:name="_of1evp79szxp"/>B) 1 time</text:p>
      <text:p text:style-name="P3"><text:bookmark text:name="_rzjk4y8cmeri"/>C) 2 times</text:p>
      <text:p text:style-name="P3"><text:bookmark text:name="_zgq705gqcsf"/>D) 3 times</text:p>
      <text:p text:style-name="P3"><text:bookmark text:name="_ddp5cz6dgdyp"/>E) Compilation fails</text:p>
      <text:p text:style-name="P3"><text:bookmark text:name="_pudpy3y770gs"/></text:p>
      <text:p text:style-name="P3"><text:bookmark text:name="_k4tobcoxm3k2"/></text:p>
      <text:p text:style-name="P2"><text:bookmark text:name="_ge6ymc1murvz"/><text:soft-page-break/>24.How is an abstract class represented in a class diagram?</text:p>
      <text:p text:style-name="P3"><text:bookmark text:name="_kggumptrziy9"/>A) Class Name is Underlined</text:p>
      <text:p text:style-name="P4"><text:bookmark text:name="_hmre85avc3ko"/>B) Class Name is in Italics</text:p>
      <text:p text:style-name="P3"><text:bookmark text:name="_7zgpo77hdcjh"/>C) Class Name is in Bold</text:p>
      <text:p text:style-name="P3"><text:bookmark text:name="_6pabwjotuts8"/>D) Class Name is in uppercase</text:p>
      <text:p text:style-name="P2"><text:bookmark text:name="_okgp8sjkv9td"/>25. What is the syntatical error in the below code:</text:p>
      <text:p text:style-name="P2"><text:bookmark text:name="_gw5y9m230kck"/>abstract class Sum{</text:p>
      <text:p text:style-name="P2"><text:bookmark text:name="_4tsasr3v6jex"/>abstract abc(int m,int n);</text:p>
      <text:p text:style-name="P2"><text:bookmark text:name="_xtdu0lvb6n7a"/>}</text:p>
      <text:p text:style-name="P3"><text:bookmark text:name="_o93t4z3vh3mz"/>A) body of the method is missing</text:p>
      <text:p text:style-name="P3"><text:bookmark text:name="_52w12mvw1gyt"/>B) class modifier needs to be changed to public</text:p>
      <text:p text:style-name="P4"><text:bookmark text:name="_tnzaazapoqde"/>C) method return type is missing</text:p>
      <text:p text:style-name="P3"><text:bookmark text:name="_3o4nzxr9hbos"/>D) abstract modifier near the method should be changed to public</text:p>
      <text:p text:style-name="P2"><text:bookmark text:name="_m4wem7qeujr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2:07:25.283017776</meta:creation-date>
    <dc:date>2019-06-08T13:06:27.105722349</dc:date>
    <meta:editing-duration>PT7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6" meta:paragraph-count="296" meta:word-count="1193" meta:character-count="6560" meta:non-whitespace-character-count="5665"/>
  </office:meta>
</office:document-meta>
</file>